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Standard" style:font-family-generic="roman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svg:stroke-color="#9966cc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measure" style:list-style-name="L1">
      <style:graphic-properties draw:textarea-vertical-align="middle" draw:line-distance="0.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measure">
      <style:graphic-properties draw:textarea-vertical-align="middle"/>
    </style:style>
    <style:style style:name="gr7" style:family="graphic" style:parent-style-name="standard">
      <style:graphic-properties draw:textarea-vertical-align="middle" draw:auto-grow-height="false" fo:min-height="0.749cm" fo:min-width="0.49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size="1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726cm" svg:height="1.725cm" svg:x="7.18cm" svg:y="3cm">
          <text:p text:style-name="P1">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26cm" svg:height="1.726cm" svg:x="3.428cm" svg:y="5.588cm">
          <text:p text:style-name="P1">v'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31cm" svg:y1="4.466cm" svg:x2="4.722cm" svg:y2="5.674cm">
          <text:p/>
        </draw:line>
        <draw:line draw:style-name="gr2" draw:text-style-name="P1" draw:layer="layout" svg:x1="8.689cm" svg:y1="4.466cm" svg:x2="11.708cm" svg:y2="5.587cm">
          <text:p/>
        </draw:line>
        <draw:line draw:style-name="gr2" draw:text-style-name="P1" draw:layer="layout" svg:x1="3.687cm" svg:y1="7.14cm" svg:x2="2.652cm" svg:y2="8.52cm">
          <text:p/>
        </draw:line>
        <draw:line draw:style-name="gr2" draw:text-style-name="P1" draw:layer="layout" svg:x1="4.98cm" svg:y1="7.14cm" svg:x2="6.015cm" svg:y2="8.52cm">
          <text:p/>
        </draw:line>
        <draw:custom-shape draw:style-name="gr1" draw:text-style-name="P1" draw:layer="layout" svg:width="3.019cm" svg:height="2.674cm" svg:x="1.099cm" svg:y="8.434cm">
          <text:p text:style-name="P1">T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501cm" svg:height="1.984cm" svg:x="3.099cm" svg:y="11.4cm">
          <text:p text:style-name="P1">T2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933cm" svg:height="2.717cm" svg:x="10.242cm" svg:y="5.501cm">
          <text:p text:style-name="P1">T4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.3cm" svg:y1="14.7cm" svg:x2="15.073cm" svg:y2="14.708cm">
          <text:p/>
        </draw:line>
        <draw:measure draw:style-name="gr4" draw:text-style-name="P2" draw:layer="measurelines" svg:x1="13.3cm" svg:y1="8.2cm" svg:x2="13.26cm" svg:y2="14.708cm">
          <text:p text:style-name="P2">2</text:p>
        </draw:measure>
        <draw:custom-shape draw:style-name="gr1" draw:text-style-name="P1" draw:layer="layout" svg:width="1.786cm" svg:height="1.786cm" svg:x="20.32cm" svg:y="2.912cm">
          <text:p text:style-name="P1">v''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87cm" svg:height="1.785cm" svg:x="24.143cm" svg:y="5.627cm">
          <text:p text:style-name="P1">v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1.972cm" svg:y1="4.431cm" svg:x2="24.65cm" svg:y2="5.681cm">
          <text:p/>
        </draw:line>
        <draw:line draw:style-name="gr2" draw:text-style-name="P1" draw:layer="layout" svg:x1="20.544cm" svg:y1="4.431cm" svg:x2="18.1cm" svg:y2="5.5cm">
          <text:p/>
        </draw:line>
        <draw:line draw:style-name="gr2" draw:text-style-name="P1" draw:layer="layout" svg:x1="25.722cm" svg:y1="7.198cm" svg:x2="26.793cm" svg:y2="8.626cm">
          <text:p/>
        </draw:line>
        <draw:line draw:style-name="gr2" draw:text-style-name="P1" draw:layer="layout" svg:x1="24.382cm" svg:y1="7.198cm" svg:x2="23.311cm" svg:y2="8.626cm">
          <text:p/>
        </draw:line>
        <draw:custom-shape draw:style-name="gr1" draw:text-style-name="P1" draw:layer="layout" svg:width="3.125cm" svg:height="2.768cm" svg:x="25.272cm" svg:y="8.537cm">
          <text:p text:style-name="P1">T4</text:p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35cm" svg:height="2.673cm" svg:x="21.7cm" svg:y="8.627cm">
          <text:p text:style-name="P1">T3</text:p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2cm" svg:height="1.6cm" svg:x="11.6cm" svg:y="2.1cm">
          <text:p text:style-name="P1">Rechtsrotatio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0.891cm" svg:height="0.958cm" svg:x="7.709cm" svg:y="6.342cm">
          <draw:text-box>
            <text:p>T</text:p>
          </draw:text-box>
        </draw:frame>
        <draw:frame draw:style-name="gr5" draw:layer="layout" svg:width="1.006cm" svg:height="0.958cm" svg:x="20.8cm" svg:y="6.5cm">
          <draw:text-box>
            <text:p>T'</text:p>
          </draw:text-box>
        </draw:frame>
        <draw:custom-shape draw:style-name="gr1" draw:text-style-name="P1" draw:layer="layout" svg:width="1.726cm" svg:height="1.726cm" svg:x="5.029cm" svg:y="8.488cm">
          <text:p text:style-name="P1">v''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288cm" svg:y1="10.04cm" svg:x2="4.253cm" svg:y2="11.42cm">
          <text:p/>
        </draw:line>
        <draw:line draw:style-name="gr2" draw:text-style-name="P1" draw:layer="layout" svg:x1="6.581cm" svg:y1="10.04cm" svg:x2="7.616cm" svg:y2="11.42cm">
          <text:p/>
        </draw:line>
        <draw:custom-shape draw:style-name="gr1" draw:text-style-name="P1" draw:layer="layout" svg:width="2.501cm" svg:height="1.984cm" svg:x="6.3cm" svg:y="11.4cm">
          <text:p text:style-name="P1">T3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measure draw:style-name="gr6" draw:text-style-name="P1" draw:layer="measurelines" svg:x1="7.4cm" svg:y1="13.4cm" svg:x2="7.4cm" svg:y2="14.7cm">
          <text:p text:style-name="P2">1</text:p>
        </draw:measure>
        <draw:measure draw:style-name="gr6" draw:text-style-name="P1" draw:layer="measurelines" svg:x1="4.6cm" svg:y1="13.4cm" svg:x2="4.6cm" svg:y2="14.7cm">
          <text:p text:style-name="P2">1</text:p>
        </draw:measure>
        <draw:custom-shape draw:style-name="gr1" draw:text-style-name="P1" draw:layer="layout" svg:width="4cm" svg:height="2.9cm" svg:x="4.6cm" svg:y="14.8cm">
          <text:p text:style-name="P1">Genau 1 </text:p>
          <text:p text:style-name="P1">von beidem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measure draw:style-name="gr6" draw:text-style-name="P1" draw:layer="measurelines" svg:x1="2.9cm" svg:y1="14.7cm" svg:x2="2.9cm" svg:y2="11.1cm">
          <text:p text:style-name="P2">1</text:p>
        </draw:measure>
        <draw:custom-shape draw:style-name="gr7" draw:text-style-name="P1" draw:layer="layout" svg:width="1cm" svg:height="1.6cm" svg:x="3.6cm" svg:y="7.7cm">
          <text:p text:style-name="P1"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frame draw:style-name="gr5" draw:layer="layout" svg:width="0.82cm" svg:height="0.958cm" svg:x="3.68cm" svg:y="8.8cm">
          <draw:text-box>
            <text:p>1</text:p>
          </draw:text-box>
        </draw:frame>
        <draw:custom-shape draw:style-name="gr7" draw:text-style-name="P1" draw:layer="layout" svg:width="1.2cm" svg:height="1.6cm" svg:x="7.5cm" svg:y="4.8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5" draw:layer="layout" svg:width="0.82cm" svg:height="0.958cm" svg:x="6.9cm" svg:y="5.5cm">
          <draw:text-box>
            <text:p>2</text:p>
          </draw:text-box>
        </draw:frame>
        <draw:custom-shape draw:style-name="gr1" draw:text-style-name="P1" draw:layer="layout" svg:width="1.787cm" svg:height="1.785cm" svg:x="16.945cm" svg:y="5.622cm">
          <text:p text:style-name="P1">v'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.524cm" svg:y1="7.193cm" svg:x2="19.595cm" svg:y2="8.621cm">
          <text:p/>
        </draw:line>
        <draw:line draw:style-name="gr2" draw:text-style-name="P1" draw:layer="layout" svg:x1="17.184cm" svg:y1="7.193cm" svg:x2="16.113cm" svg:y2="8.621cm">
          <text:p/>
        </draw:line>
        <draw:custom-shape draw:style-name="gr1" draw:text-style-name="P1" draw:layer="layout" svg:width="3.125cm" svg:height="2.768cm" svg:x="18.074cm" svg:y="8.532cm">
          <text:p text:style-name="P1">T2</text:p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35cm" svg:height="2.673cm" svg:x="14.502cm" svg:y="8.622cm">
          <text:p text:style-name="P1">T1</text:p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1" draw:layer="layout" svg:x1="19.5cm" svg:y1="17cm" svg:x2="16.2cm" svg:y2="11.4cm">
          <text:p/>
        </draw:line>
        <draw:line draw:style-name="gr8" draw:text-style-name="P1" draw:layer="layout" svg:x1="20.3cm" svg:y1="17cm" svg:x2="26.6cm" svg:y2="11.7cm">
          <text:p/>
        </draw:line>
        <draw:frame draw:style-name="gr9" draw:layer="layout" svg:width="3.715cm" svg:height="0.958cm" svg:x="18.285cm" svg:y="17.242cm">
          <draw:text-box>
            <text:p>Tiefste Tief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Standard" style:font-family-generic="roman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de" fo:country="DE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3-01-07T23:48:17</meta:creation-date>
    <dc:date>2013-08-21T21:04:25.752311512</dc:date>
    <dc:creator>Stefan Hildebrand</dc:creator>
    <meta:editing-duration>PT45S</meta:editing-duration>
    <meta:editing-cycles>5</meta:editing-cycles>
    <meta:generator>LibreOffice/4.1.0.4$Linux_X86_64 LibreOffice_project/410m0$Build-4</meta:generator>
    <meta:document-statistic meta:object-count="42"/>
  </office:meta>
</office:document-meta>
</file>